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7" style:family="table">
      <style:table-properties style:width="13.31cm" fo:margin-left="1.473cm" fo:margin-right="2.217cm" table:align="margins"/>
    </style:style>
    <style:style style:name="Table47.A" style:family="table-column">
      <style:table-column-properties style:column-width="6.655cm" style:rel-column-width="32767*"/>
    </style:style>
    <style:style style:name="Table47.B" style:family="table-column">
      <style:table-column-properties style:column-width="6.655cm" style:rel-column-width="32768*"/>
    </style:style>
    <style:style style:name="Table47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7.B1" style:family="table-cell">
      <style:table-cell-properties fo:background-color="#e6e6ff" fo:padding="0.097cm" fo:border="0.002cm solid #000000">
        <style:background-image/>
      </style:table-cell-properties>
    </style:style>
    <style:style style:name="Table47.A2" style:family="table-cell">
      <style:table-cell-properties fo:padding="0.097cm" fo:border-left="0.002cm solid #000000" fo:border-right="none" fo:border-top="none" fo:border-bottom="0.002cm solid #000000"/>
    </style:style>
    <style:style style:name="Table4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7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le47.B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fo:font-size="26pt" style:font-size-asian="26pt" style:font-size-complex="26pt"/>
    </style:style>
    <style:style style:name="P6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1" style:family="paragraph" style:parent-style-name="Text_20_body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12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</style:style>
    <style:style style:name="P15" style:family="paragraph" style:parent-style-name="Contents_20_7">
      <style:paragraph-properties>
        <style:tab-stops>
          <style:tab-stop style:position="14.005cm" style:type="right" style:leader-style="dotted" style:leader-text="."/>
        </style:tab-stops>
      </style:paragraph-properties>
    </style:style>
    <style:style style:name="P16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7" style:family="paragraph" style:parent-style-name="Text_20_body">
      <style:paragraph-properties fo:text-align="justify" style:justify-single-word="false" fo:break-before="page"/>
      <style:text-properties fo:font-size="12pt" style:font-size-asian="12pt" style:font-size-complex="12pt"/>
    </style:style>
    <style:style style:name="P18" style:family="paragraph" style:parent-style-name="Text_20_body">
      <style:paragraph-properties fo:line-height="150%" fo:text-align="center" style:justify-single-word="false" fo:break-before="page"/>
    </style:style>
    <style:style style:name="P19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0" style:family="paragraph" style:parent-style-name="Text_20_body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21" style:family="paragraph" style:parent-style-name="Text_20_body" style:list-style-name="L3"/>
    <style:style style:name="P22" style:family="paragraph" style:parent-style-name="Text_20_body" style:list-style-name="L5"/>
    <style:style style:name="P23" style:family="paragraph" style:parent-style-name="Text_20_body" style:list-style-name="L7"/>
    <style:style style:name="P24" style:family="paragraph" style:parent-style-name="Text_20_body" style:list-style-name="L4">
      <style:paragraph-properties fo:margin-left="2.501cm" fo:margin-right="0cm" fo:text-indent="-0.635cm" style:auto-text-indent="false"/>
    </style:style>
    <style:style style:name="P25" style:family="paragraph" style:parent-style-name="Text_20_body" style:list-style-name="L5">
      <style:paragraph-properties fo:margin-left="2.501cm" fo:margin-right="0cm" fo:text-indent="-0.635cm" style:auto-text-indent="false"/>
    </style:style>
    <style:style style:name="P26" style:family="paragraph" style:parent-style-name="Text_20_body" style:list-style-name="L7">
      <style:paragraph-properties fo:margin-left="2.501cm" fo:margin-right="0cm" fo:text-indent="-0.635cm" style:auto-text-indent="false"/>
    </style:style>
    <style:style style:name="P27" style:family="paragraph" style:parent-style-name="Text_20_body" style:list-style-name="L5">
      <style:paragraph-properties fo:margin-left="3.752cm" fo:margin-right="0cm" fo:text-indent="-0.635cm" style:auto-text-indent="false"/>
    </style:style>
    <style:style style:name="P28" style:family="paragraph" style:parent-style-name="Text_20_body" style:list-style-name="L7">
      <style:paragraph-properties fo:margin-left="1.251cm" fo:margin-right="0cm" fo:text-indent="-0.635cm" style:auto-text-indent="false"/>
    </style:style>
    <style:style style:name="P29" style:family="paragraph" style:parent-style-name="Normal">
      <style:text-properties style:use-window-font-color="true"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0" style:family="paragraph" style:parent-style-name="Normal" style:list-style-name="L2">
      <style:text-properties style:use-window-font-color="true" style:font-name="Times New Roman1" fo:font-size="12pt" style:text-underline-style="none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31" style:family="paragraph" style:parent-style-name="Heading_20_3" style:list-style-name=""/>
    <style:style style:name="P32" style:family="paragraph" style:parent-style-name="Heading_20_3">
      <style:paragraph-properties fo:break-before="page"/>
    </style:style>
    <style:style style:name="P33" style:family="paragraph" style:parent-style-name="Standard" style:master-page-name="First_20_Page">
      <style:paragraph-properties style:page-number="auto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4pt" style:font-size-asian="14pt" style:font-size-complex="26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5"/>
      <text:p text:style-name="P11">INGENIERÍA DEL SOFTWARE III</text:p>
      <text:p text:style-name="P8"/>
      <text:p text:style-name="P10">Iteración 2: <text:s/>Análisis y Diseño</text:p>
      <text:p text:style-name="P8"/>
      <text:p text:style-name="P9"><text:span text:style-name="T4"><text:tab/><text:tab/><text:tab/><text:tab/></text:span><text:span text:style-name="T6"><text:tab/></text:span></text:p>
      <text:p text:style-name="P6"/>
      <text:p text:style-name="P9"><text:span text:style-name="T6"><text:tab/><text:tab/><text:tab/><text:tab/><text:tab/></text:span><text:span text:style-name="T7">Profesor de prácticas asignado: </text:span><text:span text:style-name="T8">Miguel Lastra Leidinger</text:span></text:p>
      <text:p text:style-name="P6"><text:tab/><text:tab/><text:tab/><text:tab/><text:tab/><text:span text:style-name="T9">Grupo de prácticas:</text:span> Grupo M 1.2, Miércoles 12-14h</text:p>
      <text:p text:style-name="P6"><text:tab/><text:tab/><text:tab/><text:tab/><text:tab/><text:span text:style-name="T9">Firman este documento: </text:span></text:p>
      <text:p text:style-name="P7"><text:tab/><text:tab/><text:tab/><text:tab/><text:tab/> <text:s/>Fco. Javier Briones Rodriguez (Encargado) - 74728484N</text:p>
      <text:p text:style-name="P7"><text:tab/><text:tab/><text:tab/><text:tab/><text:tab/> <text:s/>Alejandro Mesa Rodriguez – 75908151D</text:p>
      <text:p text:style-name="P7"><text:tab/><text:tab/><text:tab/><text:tab/><text:tab/> <text:s/>José Peso Buendia – 75158910Q</text:p>
      <text:p text:style-name="P7"><text:tab/><text:tab/><text:tab/><text:tab/><text:tab/> <text:s/>Fco. Manuel Abril Barrilado – 75562375S</text:p>
      <text:p text:style-name="P17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1.Declaración del Alcance<text:tab/>4</text:p>
          <text:p text:style-name="P16">2.Determinación de Recursos<text:tab/>4</text:p>
          <text:p text:style-name="P16">3.Tareas desarrolladas<text:tab/>4</text:p>
          <text:p text:style-name="P15">Identificación de requisitos<text:tab/>4</text:p>
          <text:p text:style-name="P14">Requisitos funcionales<text:tab/>4</text:p>
          <text:p text:style-name="P14">Requisitos no funcionales<text:tab/>4</text:p>
          <text:p text:style-name="P15">Identificación actores<text:tab/>4</text:p>
          <text:p text:style-name="P15">Identificación casos de uso<text:tab/>4</text:p>
          <text:p text:style-name="P15">Diagrama de casos de uso<text:tab/>4</text:p>
          <text:p text:style-name="P15">Descripción detallada casos de uso<text:tab/>4</text:p>
          <text:p text:style-name="P15">Subsistemas funcionales<text:tab/>4</text:p>
          <text:p text:style-name="P15">Identificación operaciones del sistema<text:tab/>4</text:p>
          <text:p text:style-name="P15">Diagramas de secuencia del sistema<text:tab/>5</text:p>
        </text:index-body>
      </text:table-of-content>
      <text:p text:style-name="P12"/>
      <text:p text:style-name="P18"><text:bookmark-start text:name="Primera Iteración"/><text:span text:style-name="T5">2</text:span><text:bookmark-end text:name="Primera Iteración"/><text:span text:style-name="T5"> Iteración. Fase Análisis y Diseño</text:span></text:p>
      <text:p text:style-name="P12"><text:bookmark-start text:name="Documento de Modelado de Requisitos"/>Documento de Modelado de Requisitos<text:bookmark-end text:name="Documento de Modelado de Requisitos"/> (DMR)</text:p>
      <text:h text:style-name="Heading_20_3" text:outline-level="3"><text:bookmark text:name="__RefNumPara__5516_1022575825"/>1. Declaración del Alcance<text:bookmark-end text:name="__RefNumPara__5516_1022575825"/></text:h>
      <text:p text:style-name="Text_20_body">En el presente documento se presentan toda la información obtenida en la actividad de modelado de requisitos y las actividades realizadas durante la especificación del modelo funcional, todo eso referente al acoplamiento de los subsistemas de farmacia y de pruebas con el sistema en general.</text:p>
      <text:h text:style-name="Heading_20_3" text:outline-level="3">2. <text:bookmark-start text:name="__DdeLink__937_1011059996"/>Determinación de Recursos<text:bookmark-end text:name="__DdeLink__937_1011059996"/></text:h>
      <text:p text:style-name="Text_20_body">El trabajo desarrollado ha sido llevado a cabo por el sub-equipo de Análisis formado por los siguientes miembros: </text:p>
      <text:list xml:id="list1540577303" text:style-name="L1">
        <text:list-item>
          <text:p text:style-name="P20">Fco. Javier Briones Rodriguez (Encargado)</text:p>
        </text:list-item>
        <text:list-item>
          <text:p text:style-name="P20">Alejandro Mesa Rodriguez</text:p>
        </text:list-item>
        <text:list-item>
          <text:p text:style-name="P20">José Peso Buendia</text:p>
        </text:list-item>
        <text:list-item>
          <text:p text:style-name="P20">Fco. Manuel Abril Barrilado</text:p>
        </text:list-item>
      </text:list>
      <text:p text:style-name="Text_20_body">Para la realización de esta versión del “Modelado de requisitos” se ha empleado X horas, en las que se han concertado 1 reunión del sub-equipo para la coordinación, discusión de puntos de vistas, y realización de las tareas desarrolladas descritas en el siguiente apartado.</text:p>
      <text:h text:style-name="P31" text:outline-level="3"/>
      <text:h text:style-name="P32" text:outline-level="3">3. Tareas desarrolladas</text:h>
      <text:h text:style-name="Heading_20_5" text:outline-level="5"><text:bookmark-start text:name="Identificación de requisitos"/>Identificación de requisitos<text:bookmark-end text:name="Identificación de requisitos"/></text:h>
      <text:h text:style-name="Heading_20_4" text:outline-level="4">Requisitos funcionales</text:h>
      <text:list xml:id="list356322684" text:style-name="L3">
        <text:list-item>
          <text:p text:style-name="P21">Requisitos funcionales de la gestión de la farmacia:</text:p>
        </text:list-item>
      </text:list>
      <text:list xml:id="list880158972" text:style-name="L4">
        <text:list-item>
          <text:p text:style-name="P24"><text:span text:style-name="Strong_20_Emphasis">RF 1.01</text:span> El médico, en una consulta con un paciente, asigna una o más recetas de medicamentos.</text:p>
        </text:list-item>
        <text:list-item>
          <text:p text:style-name="P24"><text:span text:style-name="Strong_20_Emphasis">RF 1.01</text:span> El paciente</text:p>
        </text:list-item>
      </text:list>
      <text:list xml:id="list319008503" text:continue-list="list356322684" text:style-name="L3">
        <text:list-item>
          <text:p text:style-name="P21"/>
        </text:list-item>
      </text:list>
      <text:h text:style-name="Heading_20_4" text:outline-level="4">Requisitos no funcionales</text:h>
      <text:list xml:id="list1317461383" text:style-name="L7">
        <text:list-item>
          <text:p text:style-name="P23">Interfaces</text:p>
        </text:list-item>
        <text:list-item>
          <text:p text:style-name="P26">Hardware<text:line-break/><text:span text:style-name="Strong_20_Emphasis">RNF1.01</text:span>: El sistema se debe implementar para cualquier ordenador de sobremesa. También se debe de ajustar a las pantallas táctiles las interfaces del sistema.</text:p>
        </text:list-item>
        <text:list-item>
          <text:p text:style-name="P26">Software<text:line-break/><text:span text:style-name="Strong_20_Emphasis">RNF1.02</text:span>: El sistema será multiplataforma y software libre, no tiene ningún problema para ejecutarse en cualquier entorno (Sistema Operativo).<text:line-break/><text:line-break/>La tecnología de las máquinas empleadas en la realización de las pruebas determinará el formato de las imágenes que se almacenarán en el sistema.</text:p>
        </text:list-item>
        <text:list-item>
          <text:p text:style-name="P28">Rendimiento</text:p>
        </text:list-item>
        <text:list-item>
          <text:p text:style-name="P26">Concurrencia<text:line-break/><text:span text:style-name="Strong_20_Emphasis">RNF 2.01</text:span>: Posibilidad de ejecución de programas cliente que realicen peticiones al servidor paralelamente.</text:p>
        </text:list-item>
        <text:list-item>
          <text:p text:style-name="P26">Fiabilidad<text:line-break/><text:span text:style-name="Strong_20_Emphasis">RNF 2.02</text:span>: El sistema ha de estar operativo las 24 horas del día, por lo que una caída del sistema no debe de repercutir en la integridad de los datos y deberá poderse recuperar la ultima instancia de la base de datos de forma consistente.</text:p>
        </text:list-item>
        <text:list-item>
          <text:p text:style-name="P26"><text:soft-page-break/>Tolerancia a fallos<text:line-break/><text:span text:style-name="Strong_20_Emphasis">RNF 2.03.01</text:span>: Las operaciones con la DB serán lo mas atómicas posible, siendo deseable que no existan secciones criticas. De esta forma, ante una caída, el sistema podrá volver a un estado consistente.<text:line-break/><text:line-break/><text:span text:style-name="Strong_20_Emphasis">RNF 2.03.02</text:span>: El sistema permitirá recuperar una copia de seguridad, de la que se asegurar que se halla en un estado consistente y que carece de fallos. La recuperación afectara a tola la información que se almacena en la DB, perdiendo toda la información que no se hallara guardada en la DB. Esto asegura en un 100% que el sistema siempre podrá volver a un estado consistente, siempre que el fallo sea concerniente a la DB.<text:line-break/><text:line-break/><text:span text:style-name="Strong_20_Emphasis">RNF 2.03.03</text:span>: Las excepciones que se produzcan serán mostradas al usuario mediante una notificación en una ventana de texto que le informa del error producido.</text:p>
        </text:list-item>
        <text:list-item>
          <text:p text:style-name="P26">Privacidad<text:line-break/><text:span text:style-name="Strong_20_Emphasis">RNF 2.04</text:span>: Se debe de mantener la confidelidad de los datos. Estableciendo control sobre el acceso de los mismo. También se controlara el acceso a las aplicaciones, restringiendo las operaciones a cada rol según su cargo (permisos).</text:p>
        </text:list-item>
        <text:list-item>
          <text:p text:style-name="P26">Usabilidad</text:p>
          <text:p text:style-name="P26"><text:span text:style-name="Strong_20_Emphasis">RNF 2.05.01</text:span>: En la aplicación predomina la usabilidad para que la experiencia del usuario con dicha aplicación sea muy buena y maneje dicha aplicación de manera intuitiva y rápida.<text:line-break/><text:line-break/><text:span text:style-name="Strong_20_Emphasis">RNF2.05.01</text:span>: Habrá un manual de instrucciones del software para cada tipo de usuario.</text:p>
        </text:list-item>
        <text:list-item>
          <text:p text:style-name="P26">Empaquetamiento</text:p>
          <text:p text:style-name="P26"><text:span text:style-name="Strong_20_Emphasis">RNF 2.06</text:span>: El usuario que tiene el rol de paciente, puede instalarse la aplicación en el ordenador de su casa para poder acceder al sistema.</text:p>
        </text:list-item>
        <text:list-item>
          <text:p text:style-name="P28">Ciclos de vida</text:p>
        </text:list-item>
        <text:list-item>
          <text:p text:style-name="P26">Mantenibilidad<text:line-break/><text:span text:style-name="Strong_20_Emphasis">RNF 3.01</text:span>:Facilidad para corregir, adaptar o mejorar el software después de <text:soft-page-break/>la fecha de entrega (Junio, 2011). Modularización no excesiva.</text:p>
        </text:list-item>
        <text:list-item>
          <text:p text:style-name="P26">Flexibilidad<text:line-break/><text:span text:style-name="Strong_20_Emphasis">RNF 3.02</text:span>: Posibilidad para adaptar el software a diversos entornos. El sistema podrá configurarse fácilmente para su funcionamiento ante posibles cambios (ej: hardware)</text:p>
        </text:list-item>
        <text:list-item>
          <text:p text:style-name="P26">Reusabilidad<text:line-break/><text:span text:style-name="Strong_20_Emphasis">RNF 3.03</text:span>: Los productos desarrollados (entre los que se incluyen el código, la base de datos, los modelos de diseño y los manuales de usuario) deberán ser generalizables de cara a su reutilización en proyectos posteriores.</text:p>
        </text:list-item>
        <text:list-item>
          <text:p text:style-name="P26">Integración<text:line-break/><text:span text:style-name="Strong_20_Emphasis">RNF 3.04</text:span>: Los programas de aplicación deberán tener un formato de interfaz y funcionamiento comunes. Los manuales de usuario han de seguir el mismo estilo.</text:p>
        </text:list-item>
      </text:list>
      <text:h text:style-name="Heading_20_5" text:outline-level="5"><text:bookmark-start text:name="Identificación de actores"/>Identificación de actores<text:bookmark-end text:name="Identificación de actores"/></text:h>
      <text:p text:style-name="Text_20_body">Todos los usuarios del centro médico se identifican como un actor “Usuario”. Luego, “Usuario” se desglosa en 3 actores principales: “Paciente”, “Administrador”, “Farmacéutico” y “Personal medico”; y el actor “Personal médico” se desglosa en otros 3 actores según sus funciones dentro del centro médico.</text:p>
      <text:list xml:id="list248104740" text:style-name="L5">
        <text:list-item>
          <text:p text:style-name="P22"><text:span text:style-name="Strong_20_Emphasis">Usuario</text:span>: Cualquier persona usuaria del centro médico.</text:p>
        </text:list-item>
        <text:list-item>
          <text:p text:style-name="P25"><text:span text:style-name="Strong_20_Emphasis">Paciente</text:span>: Usuario registrado como paciente en el centro médico.</text:p>
        </text:list-item>
        <text:list-item>
          <text:p text:style-name="P25"><text:span text:style-name="Strong_20_Emphasis">Administrativo</text:span>: Usuario personal del centro médico con capacidad de gestionar la información de todos los usuarios y servicios del centro médico.</text:p>
        </text:list-item>
        <text:list-item>
          <text:p text:style-name="P25"><text:span text:style-name="Strong_20_Emphasis">Farmacéutico</text:span>: Usuario personal del centro médico, ligado con la farmacia del centro médico.</text:p>
        </text:list-item>
        <text:list-item>
          <text:p text:style-name="P25"><text:span text:style-name="Strong_20_Emphasis">Personal médico</text:span>: Personal sanitario o <text:s/>usuario personal del centro médico relacionado con el ámbito directo de la medicina:</text:p>
        </text:list-item>
        <text:list-item>
          <text:p text:style-name="P27"><text:span text:style-name="Strong_20_Emphasis">Médico</text:span>: Personal médico especializado en medicina.</text:p>
        </text:list-item>
        <text:list-item>
          <text:p text:style-name="P27"><text:span text:style-name="Strong_20_Emphasis">Analista</text:span>: Personal médico especializado en análisis de orina y de sangre.</text:p>
        </text:list-item>
        <text:list-item>
          <text:p text:style-name="P27"><text:span text:style-name="Strong_20_Emphasis">Radiólogo</text:span>: Personal médico especializado en pruebas radiológicas, <text:soft-page-break/>como radiografías y resonancias magnéticas.</text:p>
        </text:list-item>
      </text:list>
      <text:h text:style-name="Heading_20_5" text:outline-level="5"><text:bookmark-start text:name="Identificación casos de uso"/>Identificación de casos de uso<text:bookmark-end text:name="Identificación casos de uso"/><text:bookmark-start text:name="Diagrama de casos de uso"/><text:bookmark-end text:name="Diagrama de casos de uso"/></text:h>
      <text:h text:style-name="Heading_20_5" text:outline-level="5"><text:bookmark-start text:name="Descripción detallada de casos de uso"/>Descripción detallada casos de uso<text:bookmark-end text:name="Descripción detallada de casos de uso"/></text:h>
      <text:h text:style-name="Heading_20_5" text:outline-level="5">Diagrama de casos de uso</text:h>
      <text:h text:style-name="Heading_20_5" text:outline-level="5"><text:bookmark-start text:name="Subsistemas funcionales"/>Subsistemas funcionales<text:bookmark-end text:name="Subsistemas funcionales"/></text:h>
      <text:h text:style-name="Heading_20_5" text:outline-level="5"><text:bookmark-start text:name="Identificación operaciones del sistema"/>Identificación operaciones del sistema<text:bookmark-end text:name="Identificación operaciones del sistema"/></text:h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13">01.</text:p>
          </table:table-cell>
          <table:table-cell table:style-name="Table47.B1" office:value-type="string">
            <text:p text:style-name="P13">02.</text:p>
          </table:table-cell>
        </table:table-row>
        <table:table-row>
          <table:table-cell table:style-name="Table47.A2" office:value-type="string">
            <text:p text:style-name="P13">03.</text:p>
          </table:table-cell>
          <table:table-cell table:style-name="Table47.B2" office:value-type="string">
            <text:p text:style-name="P13"/>
          </table:table-cell>
        </table:table-row>
        <table:table-row>
          <table:table-cell table:style-name="Table47.A3" office:value-type="string">
            <text:p text:style-name="P13"/>
          </table:table-cell>
          <table:table-cell table:style-name="Table47.B3" office:value-type="string">
            <text:p text:style-name="P13"/>
          </table:table-cell>
        </table:table-row>
        <table:table-row>
          <table:table-cell table:style-name="Table47.A2" office:value-type="string">
            <text:p text:style-name="P13"/>
          </table:table-cell>
          <table:table-cell table:style-name="Table47.B2" office:value-type="string">
            <text:p text:style-name="P13"/>
          </table:table-cell>
        </table:table-row>
        <table:table-row>
          <table:table-cell table:style-name="Table47.A3" office:value-type="string">
            <text:p text:style-name="P13"/>
          </table:table-cell>
          <table:table-cell table:style-name="Table47.B3" office:value-type="string">
            <text:p text:style-name="P13"/>
          </table:table-cell>
        </table:table-row>
        <table:table-row>
          <table:table-cell table:style-name="Table47.A2" office:value-type="string">
            <text:p text:style-name="P13"/>
          </table:table-cell>
          <table:table-cell table:style-name="Table47.B2" office:value-type="string">
            <text:p text:style-name="P13"/>
          </table:table-cell>
        </table:table-row>
        <table:table-row>
          <table:table-cell table:style-name="Table47.A3" office:value-type="string">
            <text:p text:style-name="P13"/>
          </table:table-cell>
          <table:table-cell table:style-name="Table47.B3" office:value-type="string">
            <text:p text:style-name="P13"/>
          </table:table-cell>
        </table:table-row>
        <table:table-row>
          <table:table-cell table:style-name="Table47.A2" office:value-type="string">
            <text:p text:style-name="P13"/>
          </table:table-cell>
          <table:table-cell table:style-name="Table47.B2" office:value-type="string">
            <text:p text:style-name="P13"/>
          </table:table-cell>
        </table:table-row>
        <table:table-row>
          <table:table-cell table:style-name="Table47.A3" office:value-type="string">
            <text:p text:style-name="P13"/>
          </table:table-cell>
          <table:table-cell table:style-name="Table47.B3" office:value-type="string">
            <text:p text:style-name="P13"/>
          </table:table-cell>
        </table:table-row>
        <table:table-row>
          <table:table-cell table:style-name="Table47.A2" office:value-type="string">
            <text:p text:style-name="P13"/>
          </table:table-cell>
          <table:table-cell table:style-name="Table47.B2" office:value-type="string">
            <text:p text:style-name="P13"/>
          </table:table-cell>
        </table:table-row>
        <table:table-row>
          <table:table-cell table:style-name="Table47.A3" office:value-type="string">
            <text:p text:style-name="P13"/>
          </table:table-cell>
          <table:table-cell table:style-name="Table47.B3" office:value-type="string">
            <text:p text:style-name="P13"/>
          </table:table-cell>
        </table:table-row>
        <table:table-row>
          <table:table-cell table:style-name="Table47.A2" office:value-type="string">
            <text:p text:style-name="P13"/>
          </table:table-cell>
          <table:table-cell table:style-name="Table47.B2" office:value-type="string">
            <text:p text:style-name="P13"/>
          </table:table-cell>
        </table:table-row>
      </table:table>
      <text:list xml:id="list833928545" text:style-name="L2">
        <text:list-item>
          <text:list>
            <text:list-header>
              <text:p text:style-name="P30"/>
            </text:list-header>
          </text:list>
        </text:list-item>
      </text:list>
      <text:p text:style-name="P29"/>
      <text:h text:style-name="Heading_20_5" text:outline-level="5"><text:bookmark-start text:name="Diagramas de secuencia del sistema"/>Diagramas de secuencia del sistema<text:bookmark-end text:name="Diagramas de secuencia del sistem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rebuchet M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cm" fo:line-height="130%" fo:text-indent="0.499cm" style:auto-text-indent="fals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style:text-underline-style="solid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P3" style:family="paragraph" style:parent-style-name="Header">
      <style:paragraph-properties fo:text-align="start" style:justify-single-word="false"/>
      <style:text-properties fo:font-size="12pt" style:font-size-asian="12pt" style:font-size-complex="12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tyle="normal" fo:font-weight="bold" style:font-style-asian="normal" style:font-weight-asian="bold" style:font-style-complex="normal" style:font-weight-complex="bold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Fecha:</text:span><text:span text:style-name="MT2"> </text:span><text:span text:style-name="MT2"><text:date style:data-style-name="N37" text:date-value="2011-04-09T19:22:26.98" text:fixed="true">09/04/11</text:date></text:span><text:span text:style-name="MT3"><text:line-break/>Nombre Documento:</text:span><text:span text:style-name="MT2"> Documento de modelado de requisitos</text:span></text:p>
        <text:p text:style-name="MP2">Fase de Iteración: <text:span text:style-name="MT2">Modelado de Requisitos<text:tab/><text:tab/></text:span>Nº Iteración:<text:span text:style-name="MT2"> Segunda iteración</text:span></text:p>
        <text:p text:style-name="MP3"><text:span text:style-name="MT3">Número Grupo: </text:span><text:span text:style-name="MT2">M 1.2<text:tab/><text:tab/></text:span><text:span text:style-name="MT1">Versión:</text:span><text:span text:style-name="MT2"> 1.0</text:span></text:p>
      </style:header>
      <style:footer>
        <text:p text:style-name="MP4"><text:page-number text:select-page="previous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4-09T20:48:56</dc:date>
    <dc:creator>zerosk8 </dc:creator>
    <meta:editing-duration>PT11H50M48S</meta:editing-duration>
    <meta:editing-cycles>108</meta:editing-cycles>
    <meta:generator>LibreOffice/3.3$Linux LibreOffice_project/330m19$Build-202</meta:generator>
    <meta:document-statistic meta:table-count="1" meta:image-count="1" meta:object-count="0" meta:page-count="7" meta:paragraph-count="82" meta:word-count="1018" meta:character-count="6528"/>
  </office:meta>
</office:document-meta>
</file>